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PathOrAction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PathOrActionType.ExternalPathOrActionType( boolean pathMustBeRelative , String requiredRuntimeVersion , AnnotationGrammar parentGramma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